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3.242cm" fo:min-width="5.533cm"/>
    </style:style>
    <style:style style:name="gr2" style:family="graphic" style:parent-style-name="standard">
      <style:graphic-properties svg:stroke-color="#158466" draw:fill-color="#168253" draw:textarea-horizontal-align="justify" draw:textarea-vertical-align="middle" draw:auto-grow-height="false" fo:min-height="0.068cm" fo:min-width="0.89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.068cm" fo:min-width="0.891cm"/>
    </style:style>
    <style:style style:name="gr5" style:family="graphic" style:parent-style-name="standard">
      <style:graphic-properties svg:stroke-color="#ff4000" draw:fill-color="#ff4000" draw:textarea-horizontal-align="justify" draw:textarea-vertical-align="middle" draw:auto-grow-height="false" fo:min-height="0.068cm" fo:min-width="0.891cm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16825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6.033cm" svg:height="3.492cm" svg:x="1.117cm" svg:y="11.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1.588cm" svg:height="0.635cm" svg:x="3.34cm" svg:y="12.58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3" draw:layer="layout" svg:width="0.317cm" svg:height="0.318cm" svg:x="1.594cm" svg:y="12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8cm" svg:x="6.356cm" svg:y="12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4" draw:id="id4">
          <draw:custom-shape draw:style-name="gr1" draw:text-style-name="P1" draw:layer="layout" svg:width="6.033cm" svg:height="3.492cm" svg:x="14.12cm" svg:y="11.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1.588cm" svg:height="0.635cm" svg:x="16.343cm" svg:y="12.589cm">
              <text:p/>
  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3" draw:text-style-name="P3" draw:layer="layout" svg:width="0.317cm" svg:height="0.318cm" svg:x="14.597cm" svg:y="12.7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3" draw:layer="layout" svg:width="0.317cm" svg:height="0.318cm" svg:x="19.359cm" svg:y="12.7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xml:id="id3" draw:id="id3">
          <draw:custom-shape draw:style-name="gr1" draw:text-style-name="P1" draw:layer="layout" svg:width="6.033cm" svg:height="3.492cm" svg:x="7.618cm" svg:y="11.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1.588cm" svg:height="0.635cm" svg:x="9.841cm" svg:y="12.58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3" draw:text-style-name="P3" draw:layer="layout" svg:width="0.317cm" svg:height="0.318cm" svg:x="8.095cm" svg:y="12.7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3" draw:layer="layout" svg:width="0.317cm" svg:height="0.318cm" svg:x="12.857cm" svg:y="12.7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xml:id="id5" draw:id="id5">
          <draw:custom-shape draw:style-name="gr1" draw:text-style-name="P1" draw:layer="layout" svg:width="6.033cm" svg:height="3.492cm" svg:x="20.619cm" svg:y="11.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5" draw:layer="layout" svg:width="1.588cm" svg:height="0.635cm" svg:x="22.842cm" svg:y="12.589cm">
              <text:p/>
  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3" draw:layer="layout" svg:width="0.317cm" svg:height="0.318cm" svg:x="21.096cm" svg:y="12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8cm" svg:x="25.858cm" svg:y="12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1" draw:id="id1">
          <draw:custom-shape draw:style-name="gr1" draw:text-style-name="P1" draw:layer="layout" svg:width="6.033cm" svg:height="3.492cm" svg:x="10.525cm" svg:y="5.763cm">
            <text:p/>
            <draw:enhanced-geometry svg:viewBox="0 0 21600 21600" draw:type="rectangle" draw:enhanced-path="M 0 0 L 21600 0 21600 21600 0 21600 0 0 Z N"/>
          </draw:custom-shape>
          <draw:g>
            <draw:line draw:style-name="gr6" draw:text-style-name="P6" draw:layer="layout" svg:x1="13.541cm" svg:y1="6.557cm" svg:x2="13.541cm" svg:y2="8.462cm">
              <text:p/>
            </draw:line>
            <draw:line draw:style-name="gr6" draw:text-style-name="P6" draw:layer="layout" svg:x1="12.589cm" svg:y1="7.51cm" svg:x2="14.494cm" svg:y2="7.51cm">
              <text:p/>
            </draw:line>
          </draw:g>
        </draw:g>
        <draw:connector draw:style-name="gr7" draw:text-style-name="P6" draw:layer="layout" svg:x1="13.541cm" svg:y1="9.255cm" svg:x2="4.133cm" svg:y2="11.16cm" draw:start-shape="id1" draw:start-glue-point="2" draw:end-shape="id2" draw:end-glue-point="0" svg:d="M13541 9255v953h-9408v952" svg:viewBox="0 0 9409 1906">
          <text:p/>
        </draw:connector>
        <draw:connector draw:style-name="gr8" draw:text-style-name="P6" draw:layer="layout" svg:x1="13.541cm" svg:y1="9.255cm" svg:x2="10.634cm" svg:y2="11.16cm" draw:start-shape="id1" draw:start-glue-point="2" draw:end-shape="id3" draw:end-glue-point="0" svg:d="M13541 9255v953h-2907v952" svg:viewBox="0 0 2908 1906">
          <text:p/>
        </draw:connector>
        <draw:connector draw:style-name="gr9" draw:text-style-name="P6" draw:layer="layout" svg:x1="13.541cm" svg:y1="9.255cm" svg:x2="17.136cm" svg:y2="11.16cm" draw:start-shape="id1" draw:start-glue-point="2" draw:end-shape="id4" draw:end-glue-point="0" svg:d="M13541 9255v953h3595v952" svg:viewBox="0 0 3596 1906">
          <text:p/>
        </draw:connector>
        <draw:connector draw:style-name="gr10" draw:text-style-name="P6" draw:layer="layout" svg:x1="13.541cm" svg:y1="9.255cm" svg:x2="23.635cm" svg:y2="11.16cm" draw:start-shape="id1" draw:start-glue-point="2" draw:end-shape="id5" draw:end-glue-point="0" svg:d="M13541 9255v953h10094v952" svg:viewBox="0 0 10095 19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5T17:25:46.243199900</meta:creation-date>
    <dc:date>2020-10-05T17:41:34.845712000</dc:date>
    <meta:editing-duration>PT5M38S</meta:editing-duration>
    <meta:editing-cycles>2</meta:editing-cycles>
    <meta:generator>LibreOffice/7.0.1.2$Linux_X86_64 LibreOffice_project/00$Build-2</meta:generator>
    <meta:document-statistic meta:object-count="35"/>
  </office:meta>
</office:document-meta>
</file>